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f85c1" officeooo:paragraph-rsid="001f85c1" style:font-weight-asian="bold" style:font-weight-complex="bold"/>
    </style:style>
    <style:style style:name="P2" style:family="paragraph" style:parent-style-name="Standard">
      <style:text-properties style:font-name="Arial" fo:font-weight="bold" officeooo:rsid="001f85c1" officeooo:paragraph-rsid="001fa50c" style:font-weight-asian="bold" style:font-weight-complex="bold"/>
    </style:style>
    <style:style style:name="P3" style:family="paragraph" style:parent-style-name="Standard">
      <style:text-properties style:font-name="Arial" fo:font-weight="bold" officeooo:rsid="001f85c1" officeooo:paragraph-rsid="0021972f" style:font-weight-asian="bold" style:font-weight-complex="bold"/>
    </style:style>
    <style:style style:name="P4" style:family="paragraph" style:parent-style-name="Standard">
      <style:text-properties style:font-name="Arial" fo:font-weight="bold" officeooo:rsid="0021972f" officeooo:paragraph-rsid="0021972f" style:font-weight-asian="bold" style:font-weight-complex="bold"/>
    </style:style>
    <style:style style:name="P5" style:family="paragraph" style:parent-style-name="Standard">
      <style:text-properties officeooo:paragraph-rsid="001f85c1"/>
    </style:style>
    <style:style style:name="P6" style:family="paragraph" style:parent-style-name="Standard">
      <style:text-properties style:font-name="Arial" fo:font-weight="normal" officeooo:rsid="001fa50c" officeooo:paragraph-rsid="001f85c1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21972f" officeooo:paragraph-rsid="001fa50c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21972f" officeooo:paragraph-rsid="0021972f" style:font-weight-asian="normal" style:font-weight-complex="normal"/>
    </style:style>
    <style:style style:name="P9" style:family="paragraph" style:parent-style-name="Standard">
      <style:text-properties style:font-name="Arial" style:text-underline-style="none" fo:font-weight="normal" officeooo:rsid="0021972f" officeooo:paragraph-rsid="0021972f" style:font-weight-asian="normal" style:font-weight-complex="normal"/>
    </style:style>
    <style:style style:name="P10" style:family="paragraph" style:parent-style-name="Standard">
      <style:text-properties style:font-name="Arial" fo:font-weight="bold" officeooo:rsid="0021972f" officeooo:paragraph-rsid="0021972f" style:font-weight-asian="bold" style:font-weight-complex="bold"/>
    </style:style>
    <style:style style:name="P11" style:family="paragraph" style:parent-style-name="Standard">
      <style:text-properties style:font-name="Arial" fo:font-weight="bold" officeooo:rsid="0021972f" officeooo:paragraph-rsid="0029d4c1" style:font-weight-asian="bold" style:font-weight-complex="bold"/>
    </style:style>
    <style:style style:name="P12" style:family="paragraph" style:parent-style-name="Standard">
      <style:text-properties style:font-name="Arial" fo:font-weight="bold" officeooo:rsid="0021972f" officeooo:paragraph-rsid="002ae9c9" style:font-weight-asian="bold" style:font-weight-complex="bold"/>
    </style:style>
    <style:style style:name="T1" style:family="text">
      <style:text-properties officeooo:rsid="001fa50c"/>
    </style:style>
    <style:style style:name="T2" style:family="text">
      <style:text-properties fo:font-weight="normal" officeooo:rsid="001fa50c" style:font-weight-asian="normal" style:font-weight-complex="normal"/>
    </style:style>
    <style:style style:name="T3" style:family="text">
      <style:text-properties fo:font-weight="normal" officeooo:rsid="0021972f" style:font-weight-asian="normal" style:font-weight-complex="normal"/>
    </style:style>
    <style:style style:name="T4" style:family="text">
      <style:text-properties fo:font-weight="normal" officeooo:rsid="00264e4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fa50c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1972f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9d4c1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2ae9c9" style:font-weight-asian="normal" style:font-weight-complex="normal"/>
    </style:style>
    <style:style style:name="T10" style:family="text">
      <style:text-properties style:font-name="Arial" fo:font-weight="bold" officeooo:rsid="001f85c1" style:font-weight-asian="bold" style:font-weight-complex="bold"/>
    </style:style>
    <style:style style:name="T11" style:family="text">
      <style:text-properties style:font-name="Arial" fo:font-weight="normal" officeooo:rsid="0021972f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1972f" style:font-weight-asian="normal" style:font-weight-complex="normal"/>
    </style:style>
    <style:style style:name="T15" style:family="text">
      <style:text-properties style:text-underline-style="none" fo:font-weight="normal" officeooo:rsid="001fa50c" style:font-weight-asian="normal" style:font-weight-complex="normal"/>
    </style:style>
    <style:style style:name="T16" style:family="text">
      <style:text-properties style:text-underline-style="none" fo:font-weight="normal" officeooo:rsid="002345a4" style:font-weight-asian="normal" style:font-weight-complex="normal"/>
    </style:style>
    <style:style style:name="T17" style:family="text">
      <style:text-properties style:text-underline-style="none" fo:font-weight="normal" officeooo:rsid="002831a7" style:font-weight-asian="normal" style:font-weight-complex="normal"/>
    </style:style>
    <style:style style:name="T18" style:family="text">
      <style:text-properties style:text-underline-style="none" fo:font-weight="normal" officeooo:rsid="0029d4c1" style:font-weight-asian="normal" style:font-weight-complex="normal"/>
    </style:style>
    <style:style style:name="T19" style:family="text">
      <style:text-properties style:text-underline-style="none" fo:font-weight="normal" officeooo:rsid="002a9499" style:font-weight-asian="normal" style:font-weight-complex="normal"/>
    </style:style>
    <style:style style:name="T20" style:family="text">
      <style:text-properties style:text-underline-style="none" fo:font-weight="normal" officeooo:rsid="002ae9c9" style:font-weight-asian="normal" style:font-weight-complex="normal"/>
    </style:style>
    <style:style style:name="T21" style:family="text">
      <style:text-properties style:text-underline-style="none" fo:font-weight="normal" officeooo:rsid="002b7abf" style:font-weight-asian="normal" style:font-weight-complex="normal"/>
    </style:style>
    <style:style style:name="T22" style:family="text">
      <style:text-properties style:text-underline-style="none" officeooo:rsid="001fa50c"/>
    </style:style>
    <style:style style:name="T23" style:family="text">
      <style:text-properties style:text-underline-style="none" officeooo:rsid="0029d4c1"/>
    </style:style>
    <style:style style:name="T24" style:family="text">
      <style:text-properties style:text-underline-style="none" officeooo:rsid="002ae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o de Testes</text:p>
      <text:p text:style-name="P1"/>
      <text:p text:style-name="P5"><text:span text:style-name="T10"><text:tab/></text:span><text:span text:style-name="T11">A seguir é descrito o plano de teste, considerando testes que devem ser realizados para cada funcionalidade da aplicação web desenvolvida.</text:span></text:p>
      <text:p text:style-name="P1"/>
      <text:p text:style-name="P1">1. <text:span text:style-name="T1">Recuperar senha</text:span></text:p>
      <text:p text:style-name="P1"/>
      <text:p text:style-name="P1"><text:tab/><text:span text:style-name="T6">Teste 1</text:span><text:span text:style-name="T2">: Clicar no link “Esqueci minha senha” e, após, preencher os campos com “Usuário” (“Nova senha” e “Confirme a senha” com valores distintos);</text:span></text:p>
      <text:p text:style-name="P1"><text:span text:style-name="T2"><text:tab/>- </text:span><text:span text:style-name="T1">Entrada</text:span><text:span text:style-name="T2">: Usuário – admin; Nova Senha – adminsefa; Confirme a senha: admin12345;</text:span></text:p>
      <text:p text:style-name="P1"><text:span text:style-name="T2"><text:tab/>- </text:span><text:span text:style-name="T1">Saída</text:span><text:span text:style-name="T2">: Mensagem </text:span><text:span text:style-name="T4">d</text:span><text:span text:style-name="T2">e erro “As senhas não coincidem”.</text:span></text:p>
      <text:p text:style-name="P6"/>
      <text:p text:style-name="P1"><text:span text:style-name="T2"><text:tab/></text:span><text:span text:style-name="T6">Teste 2</text:span><text:span text:style-name="T2">: Preencher os campos “Nova senha” e “Confirme a senha” com valores iguais.</text:span></text:p>
      <text:p text:style-name="P2"><text:span text:style-name="T2"><text:tab/>- </text:span><text:span text:style-name="T1">Entrada</text:span><text:span text:style-name="T2">: Usuário – admin; Nova Senha – admin12345; Confirme a senha: admin12345;</text:span></text:p>
      <text:p text:style-name="P2"><text:span text:style-name="T2"><text:tab/>- </text:span><text:span text:style-name="T1">Saída</text:span><text:span text:style-name="T2">: Mensagem: “Senha </text:span><text:span text:style-name="T3">alterada com sucesso!”;</text:span></text:p>
      <text:p text:style-name="P7"><text:tab/></text:p>
      <text:p text:style-name="P2"><text:span text:style-name="T3"><text:tab/></text:span><text:span text:style-name="T7">Teste 3</text:span><text:span text:style-name="T14">: Não preencher nenhum dos campos;</text:span></text:p>
      <text:p text:style-name="P3"><text:span text:style-name="T14"><text:tab/></text:span><text:span text:style-name="T15">- </text:span><text:span text:style-name="T22">Entrada</text:span><text:span text:style-name="T15">: Usuário – “”; Nova Senha – “”; Confirme a senha: “”;</text:span></text:p>
      <text:p text:style-name="P3"><text:span text:style-name="T3"><text:tab/></text:span><text:span text:style-name="T2">- </text:span><text:span text:style-name="T1">Saída</text:span><text:span text:style-name="T2">: Mensagem: “</text:span><text:span text:style-name="T3">Os campos das senhas não podem ser nulos!”;</text:span></text:p>
      <text:p text:style-name="P8"/>
      <text:p text:style-name="P4"/>
      <text:p text:style-name="P4">2. Fazer login</text:p>
      <text:p text:style-name="P4"/>
      <text:p text:style-name="P4"><text:tab/><text:span text:style-name="T5">Teste 1</text:span><text:span text:style-name="T13">: Preencher os campos “Usuário” e “Senha” com valores inexistentes no banco de dados.</text:span></text:p>
      <text:p text:style-name="P9"><text:tab/>Exemplos:</text:p>
      <text:p text:style-name="P4"><text:span text:style-name="T13"><text:tab/>- </text:span><text:span text:style-name="T12">Entrada</text:span><text:span text:style-name="T13">: Usuário – aluno1; Senha – 12345;</text:span></text:p>
      <text:p text:style-name="P4"><text:span text:style-name="T13"><text:tab/>- </text:span><text:span text:style-name="T12">Saída</text:span><text:span text:style-name="T13">: direcionamento para a página “pagina3.html”, que nada mais é do que a página de login (“Login_SEFA.html”) acrescida d</text:span><text:span text:style-name="T17">o</text:span><text:span text:style-name="T13"> aviso “Usuário ou senha incorretos”.</text:span></text:p>
      <text:p text:style-name="P9"/>
      <text:p text:style-name="P4"><text:span text:style-name="T13"><text:tab/></text:span><text:span text:style-name="T5">Teste 2:</text:span><text:span text:style-name="T13"> Preencher os campos “Usuário” e “Senha” com valores que existem no banco de dados, correspondentes aos dados de um </text:span><text:span text:style-name="T12">aluno</text:span><text:span text:style-name="T13">.</text:span></text:p>
      <text:p text:style-name="P4"><text:span text:style-name="T13"><text:tab/>- </text:span><text:span text:style-name="T12">Entrada</text:span><text:span text:style-name="T13">: Usuário – aluno1; Senha – aluno1;</text:span></text:p>
      <text:p text:style-name="P4"><text:span text:style-name="T13"><text:tab/>- </text:span><text:span text:style-name="T12">Saída</text:span><text:span text:style-name="T13">: direcionamento para a página “pagina</text:span><text:span text:style-name="T16">1</text:span><text:span text:style-name="T13">.html”, que </text:span><text:span text:style-name="T16">conterá o conteúdo das aulas do grupo de estudo no qual este aluno está cadastrado.</text:span></text:p>
      <text:p text:style-name="P4"><text:span text:style-name="T16"/></text:p>
      <text:p text:style-name="P11"><text:span text:style-name="T13"><text:tab/></text:span><text:span text:style-name="T5">Teste </text:span><text:span text:style-name="T8">3</text:span><text:span text:style-name="T5">:</text:span><text:span text:style-name="T13"> Preencher os campos “Usuário” e “Senha” com valores que existem no banco de dados, correspondentes aos dados de um </text:span><text:span text:style-name="T23">coordenador</text:span><text:span text:style-name="T13">.</text:span></text:p>
      <text:p text:style-name="P11"><text:span text:style-name="T13"><text:tab/>- </text:span><text:span text:style-name="T12">Entrada</text:span><text:span text:style-name="T13">: Usuário – </text:span><text:span text:style-name="T19">teste2</text:span><text:span text:style-name="T13">; Senha – </text:span><text:span text:style-name="T19">teste2</text:span><text:span text:style-name="T13">;</text:span></text:p>
      <text:p text:style-name="P11"><text:span text:style-name="T13"><text:tab/>- </text:span><text:span text:style-name="T12">Saída</text:span><text:span text:style-name="T13">: direcionamento para a página “pagina</text:span><text:span text:style-name="T19">2</text:span><text:span text:style-name="T13">.html”, que </text:span><text:span text:style-name="T16">conterá </text:span><text:span text:style-name="T19">as opções “Cadastrar Aluno”, “Adicionar conteúdo” e “Cancelar”.</text:span></text:p>
      <text:p text:style-name="P11"><text:span text:style-name="T19"/></text:p>
      <text:p text:style-name="P12"><text:span text:style-name="T19"><text:tab/></text:span><text:span text:style-name="T5">Teste </text:span><text:span text:style-name="T9">4</text:span><text:span text:style-name="T5">:</text:span><text:span text:style-name="T13"> Preencher os campos “Usuário” e “Senha” com valores que existem no banco de dados, correspondentes aos dados de um </text:span><text:span text:style-name="T24">administrador</text:span><text:span text:style-name="T13">.</text:span></text:p>
      <text:p text:style-name="P12"><text:span text:style-name="T13"><text:tab/>- </text:span><text:span text:style-name="T12">Entrada</text:span><text:span text:style-name="T13">: Usuário – </text:span><text:span text:style-name="T20">admin</text:span><text:span text:style-name="T13">; Senha – </text:span><text:span text:style-name="T20">adminsefa</text:span><text:span text:style-name="T13">;</text:span></text:p>
      <text:p text:style-name="P12"><text:span text:style-name="T19"><text:tab/>- Saída: direcionamento para a página “</text:span><text:span text:style-name="T21">admin</text:span><text:span text:style-name="T19">.html”, que </text:span><text:span text:style-name="T16">conterá </text:span><text:span text:style-name="T19">as opções “Cadastrar </text:span><text:span text:style-name="T21">Usuário</text:span><text:span text:style-name="T19">”, “</text:span><text:span text:style-name="T21">Remover Usuário</text:span><text:span text:style-name="T19">”, “Adicionar conteúdo” e “Cancela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5:54.709000000</meta:creation-date>
    <dc:date>2018-12-14T21:42:04.272000000</dc:date>
    <meta:editing-duration>PT49M6S</meta:editing-duration>
    <meta:editing-cycles>8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7" meta:word-count="325" meta:character-count="2133" meta:non-whitespace-character-count="1796"/>
  </office:meta>
</office:document-meta>
</file>